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" svg:font-family="ARial" style:font-family-generic="swiss"/>
    <style:font-face style:name="Arial Unicode MS1" svg:font-family="'Arial Unicode MS'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paragraph-rsid="0024bfb5"/>
    </style:style>
    <style:style style:name="P2" style:family="paragraph" style:parent-style-name="Text_20_body">
      <style:text-properties style:use-window-font-color="true" style:font-name="Times New Roman1" fo:font-size="12pt" fo:font-weight="bold" officeooo:rsid="00150041" officeooo:paragraph-rsid="00169c56" style:font-name-asian="Monaco" style:font-size-asian="12pt" style:font-weight-asian="bold" style:font-name-complex="Monaco" style:font-size-complex="12pt" style:font-weight-complex="bold"/>
    </style:style>
    <style:style style:name="P3" style:family="paragraph" style:parent-style-name="Text_20_body">
      <style:text-properties style:use-window-font-color="true" style:font-name="Monaco" fo:font-size="10pt" fo:font-weight="bold" officeooo:rsid="00169c56" officeooo:paragraph-rsid="0023ef00" style:font-name-asian="Monaco" style:font-size-asian="10pt" style:font-weight-asian="bold" style:font-name-complex="Monaco" style:font-size-complex="10pt" style:font-weight-complex="bold"/>
    </style:style>
    <style:style style:name="P4" style:family="paragraph" style:parent-style-name="Text_20_body">
      <style:text-properties style:use-window-font-color="true" style:font-name="Monaco" fo:font-size="10pt" style:font-name-asian="Monaco" style:font-size-asian="10pt" style:font-name-complex="Monaco" style:font-size-complex="10pt"/>
    </style:style>
    <style:style style:name="P5" style:family="paragraph" style:parent-style-name="Text_20_body">
      <style:text-properties fo:font-variant="normal" fo:text-transform="none" style:use-window-font-color="true" style:font-name="Times New Roman" fo:font-size="12pt" fo:letter-spacing="normal" fo:font-style="normal" fo:font-weight="normal" officeooo:rsid="00216eec" officeooo:paragraph-rsid="00216eec" style:font-name-asian="Monaco" style:font-size-asian="12pt" style:font-weight-asian="normal" style:font-name-complex="Monaco" style:font-size-complex="12pt" style:font-weight-complex="normal"/>
    </style:style>
    <style:style style:name="P6" style:family="paragraph" style:parent-style-name="Text_20_body">
      <style:text-properties fo:font-variant="normal" fo:text-transform="none" style:use-window-font-color="true" style:font-name="Times New Roman" fo:font-size="12pt" fo:letter-spacing="normal" fo:font-style="normal" fo:font-weight="bold" officeooo:rsid="00221503" officeooo:paragraph-rsid="0023ef00" style:font-name-asian="Monaco" style:font-size-asian="12pt" style:font-weight-asian="bold" style:font-name-complex="Monaco" style:font-size-complex="12pt" style:font-weight-complex="bold"/>
    </style:style>
    <style:style style:name="P7" style:family="paragraph" style:parent-style-name="Text_20_body">
      <style:text-properties fo:font-size="12pt" fo:font-weight="bold" officeooo:rsid="00150041" officeooo:paragraph-rsid="00150041" style:font-size-asian="10.5pt" style:font-weight-asian="bold" style:font-size-complex="12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28pt" fo:font-weight="bold" officeooo:rsid="000abc6e" style:font-size-asian="28pt" style:font-weight-asian="bold" style:font-size-complex="28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28pt" fo:font-weight="bold" officeooo:rsid="0023ef00" officeooo:paragraph-rsid="0025ac1c" style:font-size-asian="28pt" style:font-weight-asian="bold" style:font-size-complex="28pt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24pt" officeooo:rsid="00150041" officeooo:paragraph-rsid="0023ef00" style:font-size-asian="24pt" style:font-size-complex="24pt"/>
    </style:style>
    <style:style style:name="P12" style:family="paragraph" style:parent-style-name="Text_20_body">
      <style:paragraph-properties fo:break-before="page"/>
      <style:text-properties style:use-window-font-color="true" style:font-name="Monaco" fo:font-size="10pt" fo:font-weight="bold" officeooo:rsid="00169c56" officeooo:paragraph-rsid="0023ef00" style:font-name-asian="Monaco" style:font-size-asian="10pt" style:font-weight-asian="bold" style:font-name-complex="Monaco" style:font-size-complex="10pt" style:font-weight-complex="bold"/>
    </style:style>
    <style:style style:name="P13" style:family="paragraph" style:parent-style-name="Text_20_body">
      <style:paragraph-properties fo:break-before="page"/>
      <style:text-properties style:use-window-font-color="true" style:font-name="Monaco" fo:font-size="10pt" style:font-name-asian="Monaco" style:font-size-asian="10pt" style:font-name-complex="Monaco" style:font-size-complex="10pt"/>
    </style:style>
    <style:style style:name="P14" style:family="paragraph" style:parent-style-name="Text_20_body">
      <style:text-properties fo:font-variant="normal" fo:text-transform="none" style:use-window-font-color="true" style:font-name="Times New Roman" fo:font-size="12pt" fo:letter-spacing="normal" fo:font-style="normal" fo:font-weight="normal" officeooo:rsid="00216eec" style:font-name-asian="Monaco" style:font-size-asian="12pt" style:font-weight-asian="normal" style:font-name-complex="Monaco" style:font-size-complex="12pt" style:font-weight-complex="normal"/>
    </style:style>
    <style:style style:name="P15" style:family="paragraph" style:parent-style-name="Text_20_body">
      <style:text-properties fo:font-variant="normal" fo:text-transform="none" style:use-window-font-color="true" fo:letter-spacing="normal" fo:font-style="normal" fo:font-weight="normal" style:font-name-asian="Monaco" style:font-size-asian="12pt" style:font-weight-asian="normal" style:font-name-complex="Monaco" style:font-size-complex="12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font-size="28pt" fo:font-weight="bold" officeooo:rsid="0025ac1c" officeooo:paragraph-rsid="0025ac1c" style:font-size-asian="28pt" style:font-weight-asian="bold" style:font-size-complex="28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28pt" fo:font-weight="bold" officeooo:rsid="0025ac1c" officeooo:paragraph-rsid="002aa46b" style:font-size-asian="28pt" style:font-weight-asian="bold" style:font-size-complex="28pt" style:font-weight-complex="bold"/>
    </style:style>
    <style:style style:name="P18" style:family="paragraph" style:parent-style-name="Heading_20_1">
      <style:paragraph-properties fo:text-align="center" style:justify-single-word="false"/>
      <style:text-properties fo:font-size="24pt" officeooo:rsid="0023ef00" officeooo:paragraph-rsid="0023ef00" style:font-size-asian="24pt" style:font-size-complex="24pt"/>
    </style:style>
    <style:style style:name="P19" style:family="paragraph" style:parent-style-name="Heading_20_1">
      <style:text-properties officeooo:rsid="0023ef00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break-before="page"/>
      <style:text-properties officeooo:paragraph-rsid="002b7daa"/>
    </style:style>
    <style:style style:name="P22" style:family="paragraph" style:parent-style-name="Heading_20_2">
      <style:text-properties style:use-window-font-color="true" style:font-name="Monaco" fo:font-size="10pt" fo:font-weight="bold" officeooo:rsid="00169c56" style:font-name-asian="Monaco" style:font-size-asian="10pt" style:font-weight-asian="bold" style:font-name-complex="Monaco" style:font-size-complex="10pt" style:font-weight-complex="bold"/>
    </style:style>
    <style:style style:name="P23" style:family="paragraph" style:parent-style-name="Heading_20_2">
      <style:text-properties style:font-name="Times New Roman" fo:font-size="12pt" fo:font-weight="bold"/>
    </style:style>
    <style:style style:name="P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24bfb5"/>
    </style:style>
    <style:style style:name="T2" style:family="text">
      <style:text-properties fo:font-variant="normal" fo:text-transform="none" style:use-window-font-color="true" fo:letter-spacing="normal" fo:font-style="normal" fo:font-weight="normal" style:font-name-asian="Monaco" style:font-size-asian="12pt" style:font-weight-asian="normal" style:font-name-complex="Monaco" style:font-size-complex="12pt" style:font-weight-complex="normal"/>
    </style:style>
    <style:style style:name="T3" style:family="text">
      <style:text-properties fo:font-variant="normal" fo:text-transform="none" style:use-window-font-color="true" style:font-name="Times New Roman1" fo:letter-spacing="normal" fo:font-style="normal" officeooo:rsid="0023ef00" style:font-name-asian="Monaco" style:font-size-asian="12pt" style:font-name-complex="Monaco" style:font-size-complex="12pt"/>
    </style:style>
    <style:style style:name="T4" style:family="text">
      <style:text-properties fo:font-variant="normal" fo:text-transform="none" style:use-window-font-color="true" style:font-name="Times New Roman1" fo:letter-spacing="normal" fo:font-style="normal" officeooo:rsid="002b7daa" style:font-name-asian="Monaco" style:font-size-asian="12pt" style:font-name-complex="Monaco" style:font-size-complex="12pt"/>
    </style:style>
    <style:style style:name="T5" style:family="text">
      <style:text-properties officeooo:rsid="000abc6e"/>
    </style:style>
    <style:style style:name="T6" style:family="text">
      <style:text-properties officeooo:rsid="0011021a"/>
    </style:style>
    <style:style style:name="T7" style:family="text">
      <style:text-properties officeooo:rsid="0023ef00" style:font-size-asian="12pt"/>
    </style:style>
    <style:style style:name="T8" style:family="text">
      <style:text-properties officeooo:rsid="002b7daa" style:font-size-asian="12pt"/>
    </style:style>
    <style:style style:name="T9" style:family="text">
      <style:text-properties officeooo:rsid="0023ef00"/>
    </style:style>
    <style:style style:name="T10" style:family="text">
      <style:text-properties officeooo:rsid="002aa46b"/>
    </style:style>
    <style:style style:name="T11" style:family="text">
      <style:text-properties officeooo:rsid="002b7daa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/>
      <text:h text:style-name="P18" text:outline-level="1"/>
      <text:h text:style-name="P18" text:outline-level="1"/>
      <text:p text:style-name="P8"><text:bookmark-start text:name="__RefHeading__506_151020162"/><text:span text:style-name="T9">Red Hat JBoss </text:span><text:span text:style-name="T5">Fuse</text:span><text:bookmark-end text:name="__RefHeading__506_151020162"/></text:p>
      <text:p text:style-name="P9"/>
      <text:p text:style-name="P10"><text:bookmark-start text:name="__RefHeading__510_151020162"/>BitMoney <text:bookmark-end text:name="__RefHeading__510_151020162"/></text:p>
      <text:p text:style-name="P10"/>
      <text:p text:style-name="P16">Reference Implementation</text:p>
      <text:p text:style-name="P16"/>
      <text:p text:style-name="P17"><text:span text:style-name="T10">Getting Started Guide</text:span></text:p>
      <text:p text:style-name="P11"/>
      <text:p text:style-name="P4"/>
      <text:p text:style-name="P1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4"><text:a xlink:type="simple" xlink:href="#__RefHeading__732_151020162" text:style-name="Index_20_Link" text:visited-style-name="Index_20_Link">I – Source Code Overview<text:tab/>3</text:a></text:p>
          <text:p text:style-name="P24"><text:a xlink:type="simple" xlink:href="#__RefHeading__734_151020162" text:style-name="Index_20_Link" text:visited-style-name="Index_20_Link">II – Requirements for the Demonstration<text:tab/>4</text:a></text:p>
          <text:p text:style-name="P24"><text:a xlink:type="simple" xlink:href="#__RefHeading__736_151020162" text:style-name="Index_20_Link" text:visited-style-name="Index_20_Link">III – Installing the Demonstration<text:tab/>5</text:a></text:p>
          <text:p text:style-name="P24"><text:a xlink:type="simple" xlink:href="#__RefHeading__512_151020162" text:style-name="Index_20_Link" text:visited-style-name="Index_20_Link">IV – Configuring the Demonstration<text:tab/>6</text:a></text:p>
          <text:p text:style-name="P24"><text:a xlink:type="simple" xlink:href="#__RefHeading__520_331568558" text:style-name="Index_20_Link" text:visited-style-name="Index_20_Link">V – Running the Demonstration<text:tab/>7</text:a></text:p>
        </text:index-body>
      </text:table-of-content>
      <text:p text:style-name="P4"/>
      <text:p text:style-name="P13"/>
      <text:h text:style-name="P19" text:outline-level="1"><text:bookmark-start text:name="__RefHeading__732_151020162"/>I – <text:span text:style-name="T11">Source Code Overview</text:span><text:bookmark-end text:name="__RefHeading__732_151020162"/></text:h>
      <text:p text:style-name="P7"/>
      <text:h text:style-name="P22" text:outline-level="2"/>
      <text:h text:style-name="P20" text:outline-level="1"><text:bookmark-start text:name="__RefHeading__734_151020162"/><text:span text:style-name="T9">II – </text:span><text:span text:style-name="T11">Requirements for the Demonstration</text:span><text:bookmark-end text:name="__RefHeading__734_151020162"/></text:h>
      <text:p text:style-name="P6"/>
      <text:p text:style-name="P6"/>
      <text:p text:style-name="P3"/>
      <text:p text:style-name="P12"/>
      <text:h text:style-name="Heading_20_1" text:outline-level="1"><text:bookmark-start text:name="__RefHeading__736_151020162"/><text:span text:style-name="T7">III – </text:span><text:span text:style-name="T8">Installing the Demonstration</text:span><text:bookmark-end text:name="__RefHeading__736_151020162"/></text:h>
      <text:p text:style-name="P2"/>
      <text:h text:style-name="P23" text:outline-level="2"><text:span text:style-name="T2"/></text:h>
      <text:p text:style-name="P14"/>
      <text:p text:style-name="P5"/>
      <text:h text:style-name="P20" text:outline-level="1"><text:bookmark-start text:name="__RefHeading__512_151020162"/><text:span text:style-name="T3">IV – </text:span><text:span text:style-name="T4">Configuring the Demonstration</text:span><text:bookmark-end text:name="__RefHeading__512_151020162"/></text:h>
      <text:p text:style-name="P15"><text:span text:style-name="T6"/></text:p>
      <text:h text:style-name="P21" text:outline-level="1"><text:bookmark-start text:name="__RefHeading__520_331568558"/><text:span text:style-name="T11">V – Running the Demonstration</text:span><text:bookmark-end text:name="__RefHeading__520_33156855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" svg:font-family="ARial" style:font-family-generic="swiss"/>
    <style:font-face style:name="Arial Unicode MS1" svg:font-family="'Arial Unicode MS'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4bfb5"/>
    </style:style>
    <style:style style:name="MT1" style:family="text">
      <style:text-properties officeooo:rsid="0024bfb5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: </text:span><text:span text:style-name="MT1"><text:page-number text:select-page="current">7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5T13:52:55</meta:creation-date>
    <dc:date>2013-04-23T14:30:01</dc:date>
    <meta:editing-duration>PT3H48M58S</meta:editing-duration>
    <meta:editing-cycles>33</meta:editing-cycles>
    <meta:generator>LibreOffice/3.6$Linux_X86_64 LibreOffice_project/360m1$Build-2</meta:generator>
    <dc:creator>Kenneth Peeples</dc:creator>
    <meta:document-statistic meta:table-count="0" meta:image-count="0" meta:object-count="0" meta:page-count="7" meta:paragraph-count="16" meta:word-count="72" meta:character-count="426" meta:non-whitespace-character-count="369"/>
  </office:meta>
</office:document-meta>
</file>